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essung der Zeitkonstante</text:p>
          </table:table-cell>
          <table:table-cell table:number-columns-repeated="5"/>
          <table:table-cell office:value-type="string" calcext:value-type="string">
            <text:p>Die Amplitude der Kondensatorspannung</text:p>
          </table:table-cell>
          <table:table-cell table:number-columns-repeated="3"/>
          <table:table-cell office:value-type="string" calcext:value-type="string">
            <text:p>Phasenverschiebung von 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Ta in ms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Hz</text:p>
          </table:table-cell>
          <table:table-cell table:number-columns-repeated="2"/>
          <table:table-cell office:value-type="string" calcext:value-type="string">
            <text:p>a in m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,2</text:p>
          </table:table-cell>
          <table:table-cell office:value-type="float" office:value="4.522" calcext:value-type="float">
            <text:p>4,522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4]*[.D4]" office:value-type="float" office:value="0.004522" calcext:value-type="float">
            <text:p>0,0045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,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,2</text:p>
          </table:table-cell>
          <table:table-cell office:value-type="float" office:value="4.68" calcext:value-type="float">
            <text:p>4,68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5]*[.D5]" office:value-type="float" office:value="0.00468" calcext:value-type="float">
            <text:p>0,004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4" calcext:value-type="float">
            <text:p>9,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float" office:value="4.84" calcext:value-type="float">
            <text:p>4,84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6]*[.D6]" office:value-type="float" office:value="0.00484" calcext:value-type="float">
            <text:p>0,004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,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,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,6</text:p>
          </table:table-cell>
          <table:table-cell office:value-type="float" office:value="5" calcext:value-type="float">
            <text:p>5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7]*[.D7]" office:value-type="float" office:value="0.005" calcext:value-type="float">
            <text:p>0,0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office:value-type="float" office:value="5.16" calcext:value-type="float">
            <text:p>5,16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8]*[.D8]" office:value-type="float" office:value="0.00516" calcext:value-type="float">
            <text:p>0,005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.6" calcext:value-type="float">
            <text:p>8,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19.2" calcext:value-type="float">
            <text:p>19,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32" calcext:value-type="float">
            <text:p>5,32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9]*[.D9]" office:value-type="float" office:value="0.00532" calcext:value-type="float">
            <text:p>0,005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.2" calcext:value-type="float">
            <text:p>8,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" calcext:value-type="float">
            <text:p>-0,2</text:p>
          </table:table-cell>
          <table:table-cell office:value-type="float" office:value="5.48" calcext:value-type="float">
            <text:p>5,48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10]*[.D10]" office:value-type="float" office:value="0.00548" calcext:value-type="float">
            <text:p>0,005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,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,2</text:p>
          </table:table-cell>
          <table:table-cell office:value-type="float" office:value="13.6" calcext:value-type="float">
            <text:p>13,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4" calcext:value-type="float">
            <text:p>-1,4</text:p>
          </table:table-cell>
          <table:table-cell office:value-type="float" office:value="5.64" calcext:value-type="float">
            <text:p>5,64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11]*[.D11]" office:value-type="float" office:value="0.00564" calcext:value-type="float">
            <text:p>0,00564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,2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2" calcext:value-type="float">
            <text:p>-2,2</text:p>
          </table:table-cell>
          <table:table-cell office:value-type="float" office:value="5.8" calcext:value-type="float">
            <text:p>5,8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12]*[.D12]" office:value-type="float" office:value="0.0058" calcext:value-type="float">
            <text:p>0,00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.44" calcext:value-type="float">
            <text:p>7,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10.8" calcext:value-type="float">
            <text:p>10,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5.96" calcext:value-type="float">
            <text:p>5,96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13]*[.D13]" office:value-type="float" office:value="0.00596" calcext:value-type="float">
            <text:p>0,005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12" calcext:value-type="float">
            <text:p>7,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6" calcext:value-type="float">
            <text:p>-3,6</text:p>
          </table:table-cell>
          <table:table-cell office:value-type="float" office:value="6.12" calcext:value-type="float">
            <text:p>6,12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14]*[.D14]" office:value-type="float" office:value="0.00612" calcext:value-type="float">
            <text:p>0,006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64" calcext:value-type="float">
            <text:p>4,6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2" calcext:value-type="float">
            <text:p>0,72</text:p>
          </table:table-cell>
          <table:table-cell office:value-type="float" office:value="4.8" calcext:value-type="float">
            <text:p>4,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4" calcext:value-type="float">
            <text:p>-4,4</text:p>
          </table:table-cell>
          <table:table-cell office:value-type="float" office:value="6.28" calcext:value-type="float">
            <text:p>6,28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15]*[.D15]" office:value-type="float" office:value="0.00628" calcext:value-type="float">
            <text:p>0,006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32" calcext:value-type="float">
            <text:p>3,3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6" calcext:value-type="float">
            <text:p>0,56</text:p>
          </table:table-cell>
          <table:table-cell office:value-type="float" office:value="3.2" calcext:value-type="float">
            <text:p>3,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.8" calcext:value-type="float">
            <text:p>-4,8</text:p>
          </table:table-cell>
          <table:table-cell office:value-type="float" office:value="6.44" calcext:value-type="float">
            <text:p>6,44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16]*[.D16]" office:value-type="float" office:value="0.00644" calcext:value-type="float">
            <text:p>0,006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,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,48</text:p>
          </table:table-cell>
          <table:table-cell office:value-type="float" office:value="2.44" calcext:value-type="float">
            <text:p>2,4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.4" calcext:value-type="float">
            <text:p>-5,4</text:p>
          </table:table-cell>
          <table:table-cell office:value-type="float" office:value="6.6" calcext:value-type="float">
            <text:p>6,6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17]*[.D17]" office:value-type="float" office:value="0.0066" calcext:value-type="float">
            <text:p>0,00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12" calcext:value-type="float">
            <text:p>2,1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office:value-type="float" office:value="1.96" calcext:value-type="float">
            <text:p>1,9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.8" calcext:value-type="float">
            <text:p>-5,8</text:p>
          </table:table-cell>
          <table:table-cell office:value-type="float" office:value="6.76" calcext:value-type="float">
            <text:p>6,76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18]*[.D18]" office:value-type="float" office:value="0.00676" calcext:value-type="float">
            <text:p>0,006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72" calcext:value-type="float">
            <text:p>1,7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6" calcext:value-type="float">
            <text:p>0,36</text:p>
          </table:table-cell>
          <table:table-cell office:value-type="float" office:value="1.64" calcext:value-type="float">
            <text:p>1,6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.4" calcext:value-type="float">
            <text:p>-6,4</text:p>
          </table:table-cell>
          <table:table-cell office:value-type="float" office:value="6.92" calcext:value-type="float">
            <text:p>6,92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19]*[.D19]" office:value-type="float" office:value="0.00692" calcext:value-type="float">
            <text:p>0,006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48" calcext:value-type="float">
            <text:p>1,48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2" calcext:value-type="float">
            <text:p>0,32</text:p>
          </table:table-cell>
          <table:table-cell office:value-type="float" office:value="1.4" calcext:value-type="float">
            <text:p>1,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.6" calcext:value-type="float">
            <text:p>-6,6</text:p>
          </table:table-cell>
          <table:table-cell office:value-type="float" office:value="7.08" calcext:value-type="float">
            <text:p>7,08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20]*[.D20]" office:value-type="float" office:value="0.00708" calcext:value-type="float">
            <text:p>0,007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32" calcext:value-type="float">
            <text:p>1,32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8" calcext:value-type="float">
            <text:p>0,28</text:p>
          </table:table-cell>
          <table:table-cell office:value-type="float" office:value="1.22" calcext:value-type="float">
            <text:p>1,2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7" calcext:value-type="float">
            <text:p>-7</text:p>
          </table:table-cell>
          <table:table-cell office:value-type="float" office:value="7.24" calcext:value-type="float">
            <text:p>7,24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21]*[.D21]" office:value-type="float" office:value="0.00724" calcext:value-type="float">
            <text:p>0,007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18" calcext:value-type="float">
            <text:p>1,18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6" calcext:value-type="float">
            <text:p>0,26</text:p>
          </table:table-cell>
          <table:table-cell office:value-type="float" office:value="1.08" calcext:value-type="float">
            <text:p>1,0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.2" calcext:value-type="float">
            <text:p>-7,2</text:p>
          </table:table-cell>
          <table:table-cell office:value-type="float" office:value="7.4" calcext:value-type="float">
            <text:p>7,4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22]*[.D22]" office:value-type="float" office:value="0.0074" calcext:value-type="float">
            <text:p>0,007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06" calcext:value-type="float">
            <text:p>1,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4" calcext:value-type="float">
            <text:p>0,24</text:p>
          </table:table-cell>
          <table:table-cell office:value-type="float" office:value="0.98" calcext:value-type="float">
            <text:p>0,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.6" calcext:value-type="float">
            <text:p>-7,6</text:p>
          </table:table-cell>
          <table:table-cell office:value-type="float" office:value="7.56" calcext:value-type="float">
            <text:p>7,56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23]*[.D23]" office:value-type="float" office:value="0.00756" calcext:value-type="float">
            <text:p>0,007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36" calcext:value-type="float">
            <text:p>0,536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36" calcext:value-type="float">
            <text:p>0,136</text:p>
          </table:table-cell>
          <table:table-cell office:value-type="float" office:value="0.488" calcext:value-type="float">
            <text:p>0,48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.8" calcext:value-type="float">
            <text:p>-7,8</text:p>
          </table:table-cell>
          <table:table-cell office:value-type="float" office:value="7.72" calcext:value-type="float">
            <text:p>7,72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24]*[.D24]" office:value-type="float" office:value="0.00772" calcext:value-type="float">
            <text:p>0,0077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6" calcext:value-type="float">
            <text:p>0,36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8" calcext:value-type="float">
            <text:p>0,008</text:p>
          </table:table-cell>
          <table:table-cell office:value-type="float" office:value="0.32" calcext:value-type="float">
            <text:p>0,3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  <table:table-cell office:value-type="float" office:value="7.88" calcext:value-type="float">
            <text:p>7,88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25]*[.D25]" office:value-type="float" office:value="0.00788" calcext:value-type="float">
            <text:p>0,007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64" calcext:value-type="float">
            <text:p>0,264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56" calcext:value-type="float">
            <text:p>0,056</text:p>
          </table:table-cell>
          <table:table-cell office:value-type="float" office:value="0.24" calcext:value-type="float">
            <text:p>0,2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8.04" calcext:value-type="float">
            <text:p>8,04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26]*[.D26]" office:value-type="float" office:value="0.00804" calcext:value-type="float">
            <text:p>0,008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12" calcext:value-type="float">
            <text:p>0,212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44" calcext:value-type="float">
            <text:p>0,044</text:p>
          </table:table-cell>
          <table:table-cell office:value-type="float" office:value="0.196" calcext:value-type="float">
            <text:p>0,1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.2" calcext:value-type="float">
            <text:p>-8,2</text:p>
          </table:table-cell>
          <table:table-cell office:value-type="float" office:value="8.2" calcext:value-type="float">
            <text:p>8,2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27]*[.D27]" office:value-type="float" office:value="0.0082" calcext:value-type="float">
            <text:p>0,008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76" calcext:value-type="float">
            <text:p>0,176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36" calcext:value-type="float">
            <text:p>0,036</text:p>
          </table:table-cell>
          <table:table-cell office:value-type="float" office:value="0.16" calcext:value-type="float">
            <text:p>0,16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.2" calcext:value-type="float">
            <text:p>-8,2</text:p>
          </table:table-cell>
          <table:table-cell office:value-type="float" office:value="8.36" calcext:value-type="float">
            <text:p>8,36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28]*[.D28]" office:value-type="float" office:value="0.00836" calcext:value-type="float">
            <text:p>0,008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52" calcext:value-type="float">
            <text:p>0,152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34" calcext:value-type="float">
            <text:p>0,034</text:p>
          </table:table-cell>
          <table:table-cell office:value-type="float" office:value="0.14" calcext:value-type="float">
            <text:p>0,1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.4" calcext:value-type="float">
            <text:p>-8,4</text:p>
          </table:table-cell>
          <table:table-cell office:value-type="float" office:value="8.52" calcext:value-type="float">
            <text:p>8,52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29]*[.D29]" office:value-type="float" office:value="0.00852" calcext:value-type="float">
            <text:p>0,0085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34" calcext:value-type="float">
            <text:p>0,134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32" calcext:value-type="float">
            <text:p>0,032</text:p>
          </table:table-cell>
          <table:table-cell office:value-type="float" office:value="0.122" calcext:value-type="float">
            <text:p>0,12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.6" calcext:value-type="float">
            <text:p>-8,6</text:p>
          </table:table-cell>
          <table:table-cell office:value-type="float" office:value="8.68" calcext:value-type="float">
            <text:p>8,68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30]*[.D30]" office:value-type="float" office:value="0.00868" calcext:value-type="float">
            <text:p>0,008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2" calcext:value-type="float">
            <text:p>0,12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26" calcext:value-type="float">
            <text:p>0,026</text:p>
          </table:table-cell>
          <table:table-cell office:value-type="float" office:value="0.108" calcext:value-type="float">
            <text:p>0,108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9" calcext:value-type="float">
            <text:p>-9</text:p>
          </table:table-cell>
          <table:table-cell office:value-type="float" office:value="8.84" calcext:value-type="float">
            <text:p>8,84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31]*[.D31]" office:value-type="float" office:value="0.00884" calcext:value-type="float">
            <text:p>0,0088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6" calcext:value-type="float">
            <text:p>0,10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4" calcext:value-type="float">
            <text:p>0,024</text:p>
          </table:table-cell>
          <table:table-cell office:value-type="float" office:value="0.098" calcext:value-type="float">
            <text:p>0,09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32]*[.D32]" office:value-type="float" office:value="0.009" calcext:value-type="float">
            <text:p>0,0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544" calcext:value-type="float">
            <text:p>0,0544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9" calcext:value-type="float">
            <text:p>-9</text:p>
          </table:table-cell>
          <table:table-cell office:value-type="float" office:value="9.16" calcext:value-type="float">
            <text:p>9,16</text:p>
          </table:table-cell>
          <table:table-cell table:formula="of:=10^-3" office:value-type="float" office:value="0.001" calcext:value-type="float">
            <text:p>0,001</text:p>
          </table:table-cell>
          <table:table-cell table:formula="of:=[.C33]*[.D33]" office:value-type="float" office:value="0.00916" calcext:value-type="float">
            <text:p>0,009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68" calcext:value-type="float">
            <text:p>0,0368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.00.0000</text:date>, <text:time style:data-style-name="N2" text:time-value="11:49:23.488407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08:58:05.197955249</meta:creation-date>
    <dc:date>2017-11-24T11:54:45.347878070</dc:date>
    <meta:editing-duration>PT21M52S</meta:editing-duration>
    <meta:editing-cycles>4</meta:editing-cycles>
    <meta:generator>LibreOffice/5.1.6.2$Linux_X86_64 LibreOffice_project/10m0$Build-2</meta:generator>
    <meta:document-statistic meta:table-count="1" meta:cell-count="364" meta:object-count="0"/>
  </office:meta>
</office:document-meta>
</file>